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Главное окно</text:h>
          </table:table-cell>
        </table:table-row>
        <table:table-row table:style-name="Table1.2">
          <table:table-cell table:style-name="Table1.A2" office:value-type="string">
            <text:p text:style-name="P1">Главное окно появляется при запуске программного комплекса и содержит: <text:span text:style-name="T1">Главное меню,</text:span> <text:span text:style-name="T1">Панели инструментов и Палитру блоков</text:span>:</text:p>
            <text:p text:style-name="P2"><draw:frame draw:style-name="fr1" draw:name="graphics1" text:anchor-type="as-char" svg:width="25.569cm" svg:height="3.919cm" draw:z-index="0"><draw:image xlink:href="../ui-images/ui-1-ris-1.png" xlink:type="simple" xlink:show="embed" xlink:actuate="onLoad"/></draw:frame></text:p>
            <text:p text:style-name="P3">Главное окно Графической оболочки</text:p>
            <text:p text:style-name="P1">Описания команд главного меню программы приведено по пунктам: Файл, Правка, Вид, Масштаб, Вставка, Поиск, Сервис, Расчёт, Инструменты, Окно, Справка, Кодогенератор, Режим.</text:p>
            <text:p text:style-name="P1">Меню «<text:span text:style-name="T2">Инструменты</text:span>» является настраиваемым, оно позволяет вызывать дополнительные внешние программы. Меню «<text:span text:style-name="T2">Окно</text:span>» позволяет вызывать или скрывать существующие в программе схемные окна. Пункты главного меню частично продублированы в панелях инструментов.</text:p>
            <text:p text:style-name="P1">Пункты меню «Кодогенератор» и «Режим» являются дополнительными и зависят от наличия модуля генератора кода в поставке среды <text:span text:style-name="T3">SimInTech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лавное окно</dc:title>
    <dc:date>2014-12-01T16:34:59.22</dc:date>
    <meta:generator>OpenOffice/4.1.1$Win32 OpenOffice.org_project/411m6$Build-9775</meta:generator>
    <meta:editing-duration>PT4H59M18S</meta:editing-duration>
    <meta:editing-cycles>106</meta:editing-cycles>
    <meta:document-statistic meta:table-count="1" meta:image-count="1" meta:object-count="0" meta:page-count="1" meta:paragraph-count="7" meta:word-count="90" meta:character-count="724"/>
    <meta:user-defined meta:name="Поле 1"/>
    <meta:user-defined meta:name="Поле 2"/>
    <meta:user-defined meta:name="Поле 3"/>
    <meta:user-defined meta:name="Поле 4"/>
  </office:meta>
</office:document-meta>
</file>